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0000001FF8FB1FD976B62319C.png" manifest:media-type="image/png"/>
  <manifest:file-entry manifest:full-path="Pictures/10000000000002C0000001FFD00B43343865CE63.png" manifest:media-type="image/png"/>
  <manifest:file-entry manifest:full-path="Pictures/10000000000002C0000001FF81B9801288E9118C.png" manifest:media-type="image/png"/>
  <manifest:file-entry manifest:full-path="Pictures/10000000000002C0000001FF8660E8E7CED08BB1.png" manifest:media-type="image/png"/>
  <manifest:file-entry manifest:full-path="Pictures/10000000000002C0000001FF59DFE421D222DA7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1311in" svg:y="0.0272in" svg:width="6.6929in" svg:height="4.8575in" draw:z-index="0"><draw:image xlink:href="Pictures/10000000000002C0000001FFD00B43343865CE63.png" xlink:type="simple" xlink:show="embed" xlink:actuate="onLoad" draw:mime-type="image/png"/></draw:frame></text:p>
      <text:p text:style-name="Standard"/>
      <text:p text:style-name="Standard"><draw:frame draw:style-name="fr1" draw:name="Image2" text:anchor-type="char" svg:x="0.2126in" svg:y="4.1189in" svg:width="6.6484in" svg:height="4.8256in" draw:z-index="1"><draw:image xlink:href="Pictures/10000000000002C0000001FF81B9801288E9118C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0.1772in" svg:y="0.1291in" svg:width="6.5563in" svg:height="4.7583in" draw:z-index="4"><draw:image xlink:href="Pictures/10000000000002C0000001FF59DFE421D222DA7D.png" xlink:type="simple" xlink:show="embed" xlink:actuate="onLoad" draw:mime-type="image/png"/></draw:frame></text:p>
      <text:p text:style-name="Standard"/>
      <text:p text:style-name="Standard"><draw:frame draw:style-name="fr1" draw:name="Image3" text:anchor-type="char" svg:x="0.2181in" svg:y="0.0138in" svg:width="6.4307in" svg:height="4.6673in" draw:z-index="3"><draw:image xlink:href="Pictures/10000000000002C0000001FF8FB1FD976B62319C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0.1016in" svg:y="0.139in" svg:width="6.6929in" svg:height="4.8575in" draw:z-index="2"><draw:image xlink:href="Pictures/10000000000002C0000001FF8660E8E7CED08BB1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6in" fo:margin-bottom="0.6in" fo:margin-left="0.6in" fo:margin-right="0.6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1T12:30:46.356000000</meta:creation-date>
    <meta:generator>LibreOffice/7.2.6.2$Windows_X86_64 LibreOffice_project/b0ec3a565991f7569a5a7f5d24fed7f52653d754</meta:generator>
    <dc:date>2022-11-01T12:41:33.308000000</dc:date>
    <meta:editing-duration>PT10M47S</meta:editing-duration>
    <meta:editing-cycles>2</meta:editing-cycles>
    <meta:document-statistic meta:table-count="0" meta:image-count="5" meta:object-count="0" meta:page-count="4" meta:paragraph-count="0" meta:word-count="0" meta:character-count="0" meta:non-whitespace-character-count="0"/>
  </office:meta>
</office:document-meta>
</file>